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000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4" calcext:value-type="float">
            <text:p>100000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8" calcext:value-type="float">
            <text:p>100000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0000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10000010" calcext:value-type="float">
            <text:p>1000001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7:58:07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09T19:01:44.409000000</dc:date>
    <meta:editing-duration>PT32M41S</meta:editing-duration>
    <meta:editing-cycles>4</meta:editing-cycles>
    <meta:document-statistic meta:table-count="1" meta:cell-count="28" meta:object-count="0"/>
  </office:meta>
</office:document-meta>
</file>